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68fe" officeooo:paragraph-rsid="000c68fe"/>
    </style:style>
    <style:style style:name="P2" style:family="paragraph" style:parent-style-name="Standard">
      <style:text-properties officeooo:rsid="000f2c14" officeooo:paragraph-rsid="001107e5"/>
    </style:style>
    <style:style style:name="P3" style:family="paragraph" style:parent-style-name="Standard">
      <style:text-properties officeooo:rsid="00127a39" officeooo:paragraph-rsid="00127a39"/>
    </style:style>
    <style:style style:name="P4" style:family="paragraph" style:parent-style-name="Standard">
      <style:text-properties officeooo:rsid="00127a39" officeooo:paragraph-rsid="00127a39"/>
    </style:style>
    <style:style style:name="P5" style:family="paragraph" style:parent-style-name="Standard">
      <style:text-properties officeooo:rsid="00145fb2" officeooo:paragraph-rsid="00145fb2"/>
    </style:style>
    <style:style style:name="T1" style:family="text">
      <style:text-properties officeooo:rsid="000d9dc1"/>
    </style:style>
    <style:style style:name="T2" style:family="text">
      <style:text-properties officeooo:rsid="001107e5"/>
    </style:style>
    <style:style style:name="T3" style:family="text">
      <style:text-properties officeooo:rsid="0012da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mitation:</text:p>
      <text:p text:style-name="P1">The first limitation is that the data set is too small to get all the information or amenity in Vancouver, like FlyOver Canada, Aquarium and science museum. <text:span text:style-name="T1">So the result we got is not that perfet, like there may be more unique places along the path from SFU to lougheed, or there may be more suitable hotel for the user. If we can get a more complete database, we can do better for those problems.</text:span></text:p>
      <text:p text:style-name="P1"/>
      <text:p text:style-name="P2">The second limation is that we design a simple user interface which can let user enter some requerment like the location <text:span text:style-name="T2">of</text:span> <text:span text:style-name="T2">the </text:span>hotel, <text:span text:style-name="T2">the price range of the hotel</text:span> <text:span text:style-name="T2">and </text:span>store<text:span text:style-name="T2">s </text:span>that user needed bearby the hotel, <text:span text:style-name="T2">but it is really ugly and difficult to use, and we don’t have enough time to improve it, so we comment them and use a simple default for this project. </text:span></text:p>
      <text:p text:style-name="P2"/>
      <text:p text:style-name="P3"/>
      <text:p text:style-name="P3">Conculsion:</text:p>
      <text:p text:style-name="P3">hotel nearby come home miss</text:p>
      <text:p text:style-name="P3">For this project, we complete a program to help user choosing hotel and tracking tour path. The first part is helping user to choose a hotel with <text:span text:style-name="T3">some</text:span> constraints <text:span text:style-name="T3">that user gives. In this program we use a simple default which user needs “KFC”, “Starbucks” and “Subway” nearby the hotel and user </text:span></text:p>
      <text:p text:style-name="P3"/>
      <text:p text:style-name="P5">Accomplishment Statement</text:p>
      <text:p text:style-name="P5">Zelin Han: 301309342</text:p>
      <text:p text:style-name="P5">Challenge: Using folium to generate map, applying bounding box and comparing two large database.</text:p>
      <text:p text:style-name="P5">Action: I search those problems on Google and zhihu.com and apply the solution on my project.(Reference in README)</text:p>
      <text:p text:style-name="P5">Result: I am able to sovle the problem of the best Airbnb location with user’s price range and amenity near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0:52:35.777797149</meta:creation-date>
    <dc:date>2019-12-02T22:49:32.246017600</dc:date>
    <meta:editing-duration>PT9M23S</meta:editing-duration>
    <meta:editing-cycles>3</meta:editing-cycles>
    <meta:generator>LibreOffice/6.0.7.3$Linux_X86_64 LibreOffice_project/00m0$Build-3</meta:generator>
    <meta:document-statistic meta:table-count="0" meta:image-count="0" meta:object-count="0" meta:page-count="1" meta:paragraph-count="11" meta:word-count="259" meta:character-count="1468" meta:non-whitespace-character-count="1217"/>
  </office:meta>
</office:document-meta>
</file>